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Tahoma" svg:font-family="Tahoma, sans-serif, Arial, Helvetica"/>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size-asian="11pt" style:font-name-complex="Calibri1" style:font-size-complex="11pt"/>
    </style:style>
    <style:style style:name="P2"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Times New Roman" style:font-size-asian="11pt" style:font-name-complex="Times New Roman" style:font-size-complex="11pt"/>
    </style:style>
    <style:style style:name="P3" style:family="paragraph" style:parent-style-name="Standard">
      <style:paragraph-properties fo:line-height="100%" fo:text-align="start" style:justify-single-word="false"/>
      <style:text-properties style:font-name="Arial" fo:font-size="11pt" style:font-size-asian="11pt" style:font-size-complex="11pt"/>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fo:font-size="12pt" fo:font-weight="normal" fo:background-color="transparent" style:font-name-asian="Times New Roman" style:font-name-complex="Times New Roman"/>
    </style:style>
    <style:style style:name="T4" style:family="text">
      <style:text-properties style:use-window-font-color="true" fo:font-weight="normal" fo:background-color="transparent" style:font-name-asian="Times New Roman" style:font-name-complex="Times New Roman"/>
    </style:style>
    <style:style style:name="T5" style:family="text">
      <style:text-properties fo:font-variant="normal" fo:text-transform="none" fo:color="#000000" style:font-name="Tahoma" fo:font-size="9.75pt" fo:letter-spacing="normal" fo:font-style="normal" fo:font-weight="normal"/>
    </style:style>
    <style:style style:name="T6" style:family="text">
      <style:text-properties fo:font-variant="normal" fo:text-transform="none" fo:color="#000000" style:font-name="Tahoma" fo:font-size="9.75pt" fo:letter-spacing="normal" fo:font-style="normal" fo:font-weight="normal" fo:background-color="transparent" style:font-name-asian="Times New Roman" style:font-name-complex="Times New Roman"/>
    </style:style>
    <style:style style:name="T7" style:family="text">
      <style:text-properties fo:font-variant="normal" fo:text-transform="none" fo:color="#000000" fo:font-size="9.75pt" fo:letter-spacing="normal" fo:font-style="normal" fo:font-weight="normal"/>
    </style:style>
    <style:style style:name="T8" style:family="text">
      <style:text-properties fo:font-variant="normal" fo:text-transform="none" fo:color="#000000" fo:font-size="9.75pt" fo:letter-spacing="normal" fo:font-style="normal" fo:font-weight="normal" fo:background-color="transparent" style:font-name-asian="Times New Roman" style:font-name-complex="Times New Roman"/>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fo:background-color="transparent" style:font-name-asian="Times New Roman"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plan</text:p>
      <text:p text:style-name="P1"/>
      <text:p text:style-name="P2">Der Projektstart ist am 01.11.2016, wenn sie unser Angebot aktzeptieren. Unser Team wird sich <text:s/>sofort an die Arbeit machen und wie von Ihnen gefordert ein Pflichtenheft konzipieren, in welchem wir die von Ihnen gestellten Ansprüche mit unserer Interpretation dieser vergleichen.</text:p>
      <text:p text:style-name="P3"><text:span text:style-name="T4">Nach der Abgabe des Pflichtenhefts, werden wir mithilfe der agilen Softwarentwicklungsmethode SCRUM Ihr Projekt realisieren. </text:span><text:span text:style-name="T9">Wie Sie im Projektplan sehen können, führen wir in regelmäßigen Abständen von jeweils 10 Tagen Abschnitte, sogenannte Sprints, durch.</text:span> <text:span text:style-name="T4"><text:s/>In diesen Sprints realisieren wir die gewünschten Produktfunktionalitäten. </text:span><text:span text:style-name="T10">Aktuell ist uns noch nicht möglich, Ihnen mitzuteilen, zu welchem Zeitpunkt bestimmte Elemente vorhanden und funktionell sind.</text:span><text:span text:style-name="T4"> Wir versichern Ihnen aber, Ihr Projekt wird bis zur Abnahme vollständig funktional sein. Wir werden die ersten 2 Sprints dazu nutzen uns eine Architektur zu erarbeiten und die Schnittstellen aus dem Pflichtenheft einzuarbeiten. Nach der Planung werden wir in den fünf Build Sprints das Produkt implementieren und testen. Unser Team wird nicht über die Weihnachtsfeiertage arbeiten und auch nur an zwei Tagen der Prüfungsphase vom 06.02.17- 04.03.17 der TU-Chemnitz, da alle unsere Mitarbeiter noch studieren. Noch vor der Prüfungsphase werden Ihnen die ersten Tests vorgestellt. Nach der Prüfungsphase werden dann die Finalen Sprints durchgeführt, wo das Projekt am Ende abgeschlossen wird und mit einer Endpräsentation an Sie übergeben. Projektende ist der 31.03.2017.<text:line-break/>Die Dokumentation und alle Dokumente des Projekts werden im laufe des Projekts im sinne des V-Models entworfen. In den Planungs-Sprints werden die ersten groben Entwürfe gefertigt, welche dann in den Buildsprints verfeinert werden.Noch vor der Prüfungsphase werden Ihnen die ersten Tests vorgestellt und Einblick in den Fortschtschritt. <text:s/>Zum Ende eines Sprints werden die implementierten Funktionen getestet und ins Gesamtsystem integriert. In Sprint fünf und sechs werden dann Systemtests durchgeführt und dokumentiert. Schließlich werden im siebten Sprint zum Abschluss Abnahme Tests durchgeführt. </text:span></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Tahoma" svg:font-family="Tahoma, sans-serif, Arial, Helvetica"/>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2T15:51:45.71</dc:date>
    <dc:creator>Danny Hofmann</dc:creator>
    <meta:editing-duration>PT57M22S</meta:editing-duration>
    <meta:editing-cycles>9</meta:editing-cycles>
    <meta:generator>OpenOffice.org/3.4.1$Win32 OpenOffice.org_project/341m1$Build-9593</meta:generator>
    <meta:document-statistic meta:table-count="0" meta:image-count="0" meta:object-count="0" meta:page-count="1" meta:paragraph-count="4" meta:word-count="293" meta:character-count="2122"/>
  </office:meta>
</office:document-meta>
</file>